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9339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6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Forth-83</text:p>
          </table:table-cell>
          <table:table-cell table:style-name="ce1" office:value-type="string" calcext:value-type="string">
            <text:p>ceForth</text:p>
          </table:table-cell>
          <table:table-cell table:style-name="ce1" office:value-type="string" calcext:value-type="string">
            <text:p>eForth.js</text:p>
          </table:table-cell>
          <table:table-cell table:style-name="ce1" office:value-type="string" calcext:value-type="string">
            <text:p>weForth</text:p>
          </table:table-cell>
          <table:table-cell table:style-name="ce1" office:value-type="string" calcext:value-type="string">
            <text:p>nanoForth</text:p>
          </table:table-cell>
          <table:table-cell table:style-name="ce1" office:value-type="string" calcext:value-type="string">
            <text:p>eForth1</text:p>
          </table:table-cell>
          <table:table-cell table:style-name="ce1" office:value-type="string" calcext:value-type="string">
            <text:p>Forth Word</text:p>
          </table:table-cell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ANS Forth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  <table:table-cell table:style-name="ce2" table:number-columns-repeated="101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'-R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..loop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eForth</text:p>
          </table:table-cell>
          <table:table-cell/>
          <table:table-cell office:value-type="string" calcext:value-type="string">
            <text:p>Milli-second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ND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compilation st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n th element of arra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2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same as LEAV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table table:name="fig standard" table:style-name="ta1"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#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#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*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+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+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.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0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0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table:style-name="ce6" office:value-type="string" calcext:value-type="string">
            <text:p>1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table:style-name="ce6" office:value-type="string" calcext:value-type="string">
            <text:p>1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2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2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2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2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2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2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2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&lt;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&gt;BOD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&gt;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&gt;NUMB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&gt;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?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office:value-type="string" calcext:value-type="string">
            <text:p>ALIGNE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office:value-type="string" calcext:value-type="string">
            <text:p>ALL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office:value-type="string" calcext:value-type="string">
            <text:p>EM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?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office:value-type="string" calcext:value-type="string">
            <text:p>INVE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office:value-type="string" calcext:value-type="string">
            <text:p>LITER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office:value-type="string" calcext:value-type="string">
            <text:p>POSTPO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office:value-type="string" calcext:value-type="string">
            <text:p>RECUR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&gt;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M/REM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office:value-type="string" calcext:value-type="string">
            <text:p>SPACE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UN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['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[CHAR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.(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0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0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2&gt;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2R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2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:NO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?D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office:value-type="string" calcext:value-type="string">
            <text:p>ACTION-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: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!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office:value-type="string" calcext:value-type="string">
            <text:p>PARSE-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office:value-type="string" calcext:value-type="string">
            <text:p>REFI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office:value-type="string" calcext:value-type="string">
            <text:p>RESTOR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\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office:value-type="string" calcext:value-type="string">
            <text:p>SAV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office:value-type="string" calcext:value-type="string">
            <text:p>TU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[COMPILE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0" table:target-range-address="word_set_full.A1:word_set_full.J5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1:26:44.591966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19T11:46:26.137971229</dc:date>
    <meta:editing-duration>PT9H22M32S</meta:editing-duration>
    <meta:editing-cycles>67</meta:editing-cycles>
    <meta:generator>LibreOffice/6.4.7.2$Linux_X86_64 LibreOffice_project/40$Build-2</meta:generator>
    <meta:document-statistic meta:table-count="2" meta:cell-count="3261" meta:object-count="0"/>
  </office:meta>
</office:document-meta>
</file>